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P1"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style:style>
    <style:style style:name="P2" style:family="paragraph" style:parent-style-name="Heading_20_3">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style:style>
    <style:style style:name="P3" style:family="paragraph" style:parent-style-name="Text_20_body">
      <style:paragraph-properties fo:margin-left="0in" fo:margin-right="0in" fo:margin-top="0.1665in" fo:margin-bottom="0.1665in" style:contextual-spacing="false" fo:orphans="2" fo:widows="2" fo:text-indent="0in" style:auto-text-indent="false"/>
      <style:text-properties fo:color="#0f1115" loext:opacity="100%" style:font-name="quote-cjk-patch"/>
    </style:style>
    <style:style style:name="P4" style:family="paragraph" style:parent-style-name="Text_20_body">
      <style:paragraph-properties fo:margin-left="0in" fo:margin-right="0in" fo:margin-top="0.1665in" fo:margin-bottom="0.1965in" style:contextual-spacing="false" style:line-height-at-least="0.1874in" fo:text-indent="0in" style:auto-text-indent="false"/>
      <style:text-properties fo:color="#0f1115" loext:opacity="100%" style:font-name="Menlo" fo:font-size="9pt" officeooo:paragraph-rsid="0012c7ee"/>
    </style:style>
    <style:style style:name="P5"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0f1115" loext:opacity="100%" style:font-name="Menlo" fo:font-size="9.75pt" fo:font-style="normal" fo:font-weight="normal" officeooo:paragraph-rsid="0012c7ee"/>
    </style:style>
    <style:style style:name="P6"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0f1115" loext:opacity="100%" style:font-name="quote-cjk-patch" fo:font-size="12pt" officeooo:paragraph-rsid="0012c7ee"/>
    </style:style>
    <style:style style:name="P7" style:family="paragraph" style:parent-style-name="Preformatted_20_Text">
      <style:paragraph-properties fo:margin-left="0in" fo:margin-right="0in" fo:margin-top="0in" fo:margin-bottom="0in" style:contextual-spacing="false" style:line-height-at-least="0.2291in" fo:padding="0in" fo:border="none"/>
      <style:text-properties fo:color="#0f1115" loext:opacity="100%" style:font-name="quote-cjk-patch" fo:font-size="12pt" officeooo:paragraph-rsid="0012c7ee"/>
    </style:style>
    <style:style style:name="P8" style:family="paragraph" style:parent-style-name="Preformatted_20_Text">
      <style:paragraph-properties fo:margin-left="0in" fo:margin-right="0in" fo:margin-top="0in" fo:margin-bottom="0in" style:contextual-spacing="false" style:line-height-at-least="0.2291in" fo:text-indent="0in" style:auto-text-indent="false" fo:padding="0in" fo:border="none"/>
      <style:text-properties fo:font-variant="normal" fo:text-transform="none" fo:color="#a0a1a7" loext:opacity="100%" style:font-name="Menlo" fo:font-size="9.75pt" fo:letter-spacing="normal" fo:font-style="italic" fo:font-weight="normal" officeooo:paragraph-rsid="0012c7ee"/>
    </style:style>
    <style:style style:name="P9"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style:style>
    <style:style style:name="P10"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color="#a0a1a7" loext:opacity="100%" style:font-name="Menlo" fo:font-size="9.75pt"/>
    </style:style>
    <style:style style:name="P11"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style:style>
    <style:style style:name="P12" style:family="paragraph" style:parent-style-name="Text_20_body">
      <style:paragraph-properties fo:margin-left="0in" fo:margin-right="0in" fo:margin-top="0.1665in" fo:margin-bottom="0.1665in" style:contextual-spacing="false" fo:orphans="2" fo:widows="2" fo:text-indent="0in" style:auto-text-indent="false"/>
    </style:style>
    <style:style style:name="P13"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0f1115" loext:opacity="100%" style:font-name="Menlo" fo:font-size="9.75pt" fo:letter-spacing="normal" fo:font-style="normal" fo:font-weight="normal"/>
    </style:style>
    <style:style style:name="P14"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0f1115" loext:opacity="100%" fo:letter-spacing="normal"/>
    </style:style>
    <style:style style:name="P15"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style>
    <style:style style:name="P16" style:family="paragraph" style:parent-style-name="Text_20_body">
      <style:text-properties fo:font-variant="normal" fo:text-transform="none" fo:color="#0f1115" loext:opacity="100%" style:font-name="quote-cjk-patch" fo:font-size="12pt" fo:letter-spacing="normal" fo:font-style="normal" fo:font-weight="normal" officeooo:rsid="0012c7ee" officeooo:paragraph-rsid="0012c7ee"/>
    </style:style>
    <style:style style:name="P17" style:family="paragraph" style:parent-style-name="Text_20_body" style:list-style-name="L2">
      <style:paragraph-properties fo:margin-left="0in" fo:margin-right="0in" fo:margin-top="0in" fo:margin-bottom="0in" style:contextual-spacing="false" style:line-height-at-least="0.2291in" fo:orphans="2" fo:widows="2" fo:text-indent="0in" style:auto-text-indent="false" fo:padding="0in" fo:border="none"/>
      <style:text-properties officeooo:rsid="0012c7ee"/>
    </style:style>
    <style:style style:name="P18" style:family="paragraph" style:parent-style-name="Text_20_body" style:list-style-name="L2">
      <style:paragraph-properties fo:margin-left="0in" fo:margin-right="0in" fo:margin-top="0in" fo:margin-bottom="0.0835in" style:contextual-spacing="false" style:line-height-at-least="0.2291in" fo:orphans="2" fo:widows="2" fo:text-indent="0in" style:auto-text-indent="false" fo:padding="0in" fo:border="none"/>
      <style:text-properties officeooo:rsid="0012c7ee"/>
    </style:style>
    <style:style style:name="P19"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20"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2c7ee"/>
    </style:style>
    <style:style style:name="P21" style:family="paragraph" style:parent-style-name="Standard">
      <style:text-properties officeooo:rsid="0012c7ee" officeooo:paragraph-rsid="0012c7ee"/>
    </style:style>
    <style:style style:name="P22" style:family="paragraph" style:parent-style-name="Heading_20_3">
      <style:text-properties officeooo:rsid="0012c7ee" officeooo:paragraph-rsid="0012c7ee"/>
    </style:style>
    <style:style style:name="P23" style:family="paragraph" style:parent-style-name="Text_20_body">
      <style:paragraph-properties fo:margin-left="0in" fo:margin-right="0in" fo:margin-top="0.1665in" fo:margin-bottom="0.1665in" style:contextual-spacing="false" fo:orphans="2" fo:widows="2" fo:text-indent="0in" style:auto-text-indent="false"/>
      <style:text-properties officeooo:rsid="0012c7ee"/>
    </style:style>
    <style:style style:name="P24" style:family="paragraph" style:parent-style-name="Text_20_body" style:list-style-name="L3">
      <style:paragraph-properties fo:margin-left="0in" fo:margin-right="0in" fo:margin-top="0in" fo:margin-bottom="0in" style:contextual-spacing="false" style:line-height-at-least="0.2291in" fo:orphans="2" fo:widows="2" fo:text-indent="0in" style:auto-text-indent="false" fo:padding="0in" fo:border="none"/>
      <style:text-properties officeooo:rsid="0012c7ee"/>
    </style:style>
    <style:style style:name="P25" style:family="paragraph" style:parent-style-name="Heading_20_3">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2c7ee"/>
    </style:style>
    <style:style style:name="P26" style:family="paragraph" style:parent-style-name="Text_20_body">
      <style:paragraph-properties fo:margin-left="0in" fo:margin-right="0in" fo:margin-top="0.1665in" fo:margin-bottom="0.1665in" style:contextual-spacing="false" fo:orphans="2" fo:widows="2" fo:text-indent="0in" style:auto-text-indent="false"/>
      <style:text-properties fo:color="#0f1115" loext:opacity="100%" style:font-name="quote-cjk-patch" officeooo:rsid="0012c7ee"/>
    </style:style>
    <style:style style:name="P27" style:family="paragraph" style:parent-style-name="Preformatted_20_Text">
      <style:text-properties fo:font-variant="normal" fo:text-transform="none" fo:color="#0f1115" loext:opacity="100%" style:font-name="Menlo" fo:font-size="9.75pt" fo:letter-spacing="normal" fo:font-style="normal" fo:font-weight="normal"/>
    </style:style>
    <style:style style:name="P28"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0f1115" loext:opacity="100%" style:font-name="quote-cjk-patch" fo:font-size="12pt" fo:letter-spacing="normal"/>
    </style:style>
    <style:style style:name="P29" style:family="paragraph" style:parent-style-name="Table_20_Contents">
      <style:text-properties style:font-name="quote-cjk-patch" fo:font-size="12pt"/>
    </style:style>
    <style:style style:name="P30"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1"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3"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4"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5"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6"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style:font-name="Menlo" fo:font-size="9.75pt"/>
    </style:style>
    <style:style style:name="P37"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8" style:family="paragraph" style:parent-style-name="Text_20_body" style:list-style-name="L8">
      <style:paragraph-properties fo:margin-left="0in" fo:margin-right="0in" fo:margin-top="0in" fo:margin-bottom="0.0835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2c7ee"/>
    </style:style>
    <style:style style:name="P39" style:family="paragraph" style:parent-style-name="Text_20_body" style:list-style-name="L8">
      <style:paragraph-properties fo:margin-left="0in" fo:margin-right="0in" fo:margin-top="0in" fo:margin-bottom="0in" style:contextual-spacing="false" style:line-height-at-least="0.2291in" fo:orphans="2" fo:widows="2" fo:text-indent="0in" style:auto-text-indent="false" fo:padding="0in" fo:border="none"/>
      <style:text-properties fo:color="#0f1115" loext:opacity="100%" style:font-name="quote-cjk-patch" officeooo:rsid="0012c7ee"/>
    </style:style>
    <style:style style:name="P40" style:family="paragraph" style:parent-style-name="Heading_20_2">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2c7ee" officeooo:paragraph-rsid="001485c6"/>
    </style:style>
    <style:style style:name="P41" style:family="paragraph" style:parent-style-name="Text_20_body">
      <style:paragraph-properties fo:margin-left="0in" fo:margin-right="0in" fo:margin-top="0.1665in" fo:margin-bottom="0.1665in" style:contextual-spacing="false" fo:orphans="2" fo:widows="2" fo:text-indent="0in" style:auto-text-indent="false"/>
      <style:text-properties fo:color="#0f1115" loext:opacity="100%" style:font-name="quote-cjk-patch" fo:font-size="15pt" fo:font-weight="bold" officeooo:rsid="001485c6"/>
    </style:style>
    <style:style style:name="P42" style:family="paragraph" style:parent-style-name="Heading_20_3">
      <style:paragraph-properties fo:margin-top="0.1665in" fo:margin-bottom="0.1665in" style:contextual-spacing="false"/>
      <style:text-properties fo:color="#0f1115" loext:opacity="100%" style:font-name="quote-cjk-patch" fo:font-size="15pt" fo:font-weight="bold" officeooo:rsid="001485c6"/>
    </style:style>
    <style:style style:name="P43" style:family="paragraph" style:parent-style-name="Text_20_body">
      <style:paragraph-properties fo:margin-left="0in" fo:margin-right="0in" fo:margin-top="0.1665in" fo:margin-bottom="0.1665in" style:contextual-spacing="false" style:line-height-at-least="0.2291in" fo:orphans="2" fo:widows="2" fo:text-indent="0in" style:auto-text-indent="false"/>
      <style:text-properties fo:color="#0f1115" loext:opacity="100%" style:font-name="quote-cjk-patch" fo:font-size="15pt" fo:font-weight="bold" officeooo:rsid="001485c6"/>
    </style:style>
    <style:style style:name="P44" style:family="paragraph" style:parent-style-name="Text_20_body" style:list-style-name="L9">
      <style:paragraph-properties fo:margin-left="0in" fo:margin-right="0in" fo:margin-top="0in" fo:margin-bottom="0.0835in" style:contextual-spacing="false" style:line-height-at-least="0.2291in" fo:orphans="2" fo:widows="2" fo:text-indent="0in" style:auto-text-indent="false" fo:padding="0in" fo:border="none"/>
      <style:text-properties fo:color="#0f1115" loext:opacity="100%" style:font-name="quote-cjk-patch" fo:font-size="15pt" fo:font-weight="bold" officeooo:rsid="001485c6"/>
    </style:style>
    <style:style style:name="P45"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485c6"/>
    </style:style>
    <style:style style:name="P46"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color="#0f1115" loext:opacity="100%" style:font-name="quote-cjk-patch" fo:font-size="15pt" fo:font-weight="bold" officeooo:rsid="001485c6"/>
    </style:style>
    <style:style style:name="P47"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fo:font-variant="normal" fo:text-transform="none" fo:color="#0f1115" loext:opacity="100%" style:font-name="quote-cjk-patch" fo:font-size="15pt" fo:letter-spacing="normal"/>
    </style:style>
    <style:style style:name="P48" style:family="paragraph" style:parent-style-name="Preformatted_20_Text">
      <style:paragraph-properties fo:margin-left="0in" fo:margin-right="0in" fo:margin-top="0in" fo:margin-bottom="0in" style:contextual-spacing="false" style:line-height-at-least="0.2291in" fo:orphans="2" fo:widows="2" fo:text-indent="0in" style:auto-text-indent="false" fo:padding="0in" fo:border="none"/>
      <style:text-properties style:font-name="quote-cjk-patch" fo:font-size="15pt"/>
    </style:style>
    <style:style style:name="P49" style:family="paragraph" style:parent-style-name="Text_20_body">
      <style:paragraph-properties fo:margin-top="0.1665in" fo:margin-bottom="0.1665in" style:contextual-spacing="false"/>
      <style:text-properties fo:color="#0f1115" loext:opacity="100%" style:font-name="quote-cjk-patch" fo:font-size="15pt" fo:font-weight="bold" officeooo:rsid="001485c6"/>
    </style:style>
    <style:style style:name="P50"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485c6"/>
    </style:style>
    <style:style style:name="P51" style:family="paragraph" style:parent-style-name="Preformatted_20_Text">
      <style:text-properties fo:font-variant="normal" fo:text-transform="none" fo:color="#a0a1a7" loext:opacity="100%" style:font-name="Menlo" fo:font-size="9.75pt" fo:letter-spacing="normal" fo:font-style="italic" fo:font-weight="normal"/>
    </style:style>
    <style:style style:name="P52"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485c6"/>
    </style:style>
    <style:style style:name="P53" style:family="paragraph" style:parent-style-name="Text_20_body" style:list-style-name="L12">
      <style:paragraph-properties fo:margin-left="0in" fo:margin-right="0in" fo:margin-top="0in" fo:margin-bottom="0in" style:contextual-spacing="false" style:line-height-at-least="0.2291in" fo:orphans="2" fo:widows="2" fo:text-indent="0in" style:auto-text-indent="false" fo:padding="0in" fo:border="none"/>
      <style:text-properties fo:color="#0f1115" loext:opacity="100%" style:font-name="quote-cjk-patch" fo:font-size="15pt" fo:font-weight="bold" officeooo:rsid="001485c6"/>
    </style:style>
    <style:style style:name="P54"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485c6"/>
    </style:style>
    <style:style style:name="P55" style:family="paragraph" style:parent-style-name="Text_20_body">
      <style:paragraph-properties fo:margin-top="0in" fo:margin-bottom="0in" style:contextual-spacing="false"/>
      <style:text-properties fo:color="#0f1115" loext:opacity="100%" style:font-name="quote-cjk-patch" officeooo:rsid="0012c7ee"/>
    </style:style>
    <style:style style:name="P56" style:family="paragraph" style:parent-style-name="Text_20_body">
      <style:text-properties officeooo:rsid="0012c7ee"/>
    </style:style>
    <style:style style:name="T1" style:family="text">
      <style:text-properties fo:font-variant="normal" fo:text-transform="none" fo:color="#0f1115" loext:opacity="100%" style:font-name="quote-cjk-patch" fo:font-size="16.5pt" fo:letter-spacing="normal" fo:font-style="normal" fo:font-weight="bold"/>
    </style:style>
    <style:style style:name="T2" style:family="text">
      <style:text-properties fo:font-weight="bold" style:font-weight-asian="bold" style:font-weight-complex="bold"/>
    </style:style>
    <style:style style:name="T3" style:family="text">
      <style:text-properties fo:font-size="15pt" fo:font-weight="bold"/>
    </style:style>
    <style:style style:name="T4" style:family="text">
      <style:text-properties fo:font-variant="normal" fo:text-transform="none" fo:font-size="12pt" fo:letter-spacing="normal" fo:font-style="normal" fo:font-weight="bold"/>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color="#a0a1a7" loext:opacity="100%" fo:font-size="9.75pt" fo:font-style="italic" fo:font-weight="normal"/>
    </style:style>
    <style:style style:name="T7" style:family="text">
      <style:text-properties fo:color="#a626a4" loext:opacity="100%"/>
    </style:style>
    <style:style style:name="T8" style:family="text">
      <style:text-properties fo:color="#b76b01" loext:opacity="100%"/>
    </style:style>
    <style:style style:name="T9" style:family="text">
      <style:text-properties fo:color="#383a42" loext:opacity="100%"/>
    </style:style>
    <style:style style:name="T10" style:family="text">
      <style:text-properties fo:color="#a0a1a7" loext:opacity="100%" style:font-name="Menlo" fo:font-size="9.75pt" fo:font-style="italic" fo:font-weight="normal"/>
    </style:style>
    <style:style style:name="T11" style:family="text">
      <style:text-properties fo:font-variant="normal" fo:text-transform="none" fo:letter-spacing="normal" fo:font-style="italic" fo:font-weight="normal"/>
    </style:style>
    <style:style style:name="T12" style:family="text">
      <style:text-properties fo:font-variant="normal" fo:text-transform="none" fo:color="#0f1115" loext:opacity="100%" style:font-name="quote-cjk-patch" fo:font-size="15pt" fo:letter-spacing="normal" fo:font-style="normal" fo:font-weight="bold"/>
    </style:style>
    <style:style style:name="T13" style:family="text">
      <style:text-properties fo:font-variant="normal" fo:text-transform="none" fo:color="#0f1115" loext:opacity="100%" style:font-name="quote-cjk-patch" fo:font-size="12pt" fo:letter-spacing="normal" fo:font-style="normal" fo:font-weight="bold"/>
    </style:style>
    <style:style style:name="T14" style:family="text">
      <style:text-properties fo:font-variant="normal" fo:text-transform="none" fo:color="#0f1115" loext:opacity="100%" style:font-name="quote-cjk-patch" fo:font-size="12pt" fo:letter-spacing="normal" fo:font-style="normal" fo:font-weight="normal"/>
    </style:style>
    <style:style style:name="T15" style:family="text">
      <style:text-properties fo:font-variant="normal" fo:text-transform="none" fo:color="#0f1115" loext:opacity="100%" style:font-name="Menlo" fo:font-size="12pt" fo:letter-spacing="normal" fo:font-style="normal" fo:font-weight="normal" fo:background-color="#ebeef2" loext:char-shading-value="0" loext:padding="0in" loext:border="none"/>
    </style:style>
    <style:style style:name="T16" style:family="text">
      <style:text-properties fo:font-variant="normal" fo:text-transform="none" fo:color="#383a42" loext:opacity="100%" fo:letter-spacing="normal" fo:font-style="normal" fo:font-weight="normal"/>
    </style:style>
    <style:style style:name="T17" style:family="text">
      <style:text-properties fo:font-variant="normal" fo:text-transform="none" style:font-name="Menlo" fo:font-size="12pt" fo:letter-spacing="normal" fo:font-style="normal" fo:font-weight="normal" fo:background-color="#ebeef2" loext:char-shading-value="0" loext:padding="0in" loext:border="none"/>
    </style:style>
    <style:style style:name="T18" style:family="text">
      <style:text-properties fo:font-size="16.5pt" fo:font-weight="bold" officeooo:rsid="001485c6"/>
    </style:style>
    <style:style style:name="T19" style:family="text">
      <style:text-properties fo:font-variant="normal" fo:text-transform="none" fo:letter-spacing="normal" fo:font-style="normal" fo:font-weight="bold"/>
    </style:style>
    <style:style style:name="T20" style:family="text">
      <style:text-properties style:font-name="Menlo" fo:font-size="9.75pt" fo:font-style="normal" fo:font-weight="normal"/>
    </style:style>
    <style:style style:name="T21" style:family="text">
      <style:text-properties fo:color="#383a42" loext:opacity="100%" style:font-name="Menlo" fo:font-size="9.75pt" fo:font-style="normal" fo:font-weight="normal"/>
    </style:style>
    <style:style style:name="T22" style:family="text">
      <style:text-properties fo:color="#a626a4" loext:opacity="100%" style:font-name="Menlo" fo:font-size="9.75pt" fo:font-style="normal" fo:font-weight="normal"/>
    </style:style>
    <style:style style:name="T23" style:family="text">
      <style:text-properties fo:color="#4078f2" loext:opacity="100%"/>
    </style:style>
    <style:style style:name="T24" style:family="text">
      <style:text-properties fo:color="#4078f2" loext:opacity="100%" style:font-name="Menlo" fo:font-size="9.75pt" fo:font-style="normal" fo:font-weight="normal"/>
    </style:style>
    <style:style style:name="T25" style:family="text">
      <style:text-properties fo:color="#50a14f" loext:opacity="100%"/>
    </style:style>
    <style:style style:name="T26" style:family="text">
      <style:text-properties fo:font-variant="normal" fo:text-transform="none" fo:color="#a0a1a7" loext:opacity="100%" fo:letter-spacing="normal" fo:font-style="italic" fo:font-weight="normal"/>
    </style:style>
    <style:style style:name="T27" style:family="text">
      <style:text-properties fo:font-variant="normal" fo:text-transform="none" fo:font-size="15pt" fo:letter-spacing="normal" fo:font-style="normal" fo:font-weight="bold" officeooo:rsid="001485c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1-Week Binary Trees &amp; AVL Trees Mastery Plan</text:span></text:span></text:h>
      <text:p text:style-name="P1">(7 Hours Total - <text:span text:style-name="T2">1 Hour/Day</text:span>)</text:p>
      <text:h text:style-name="P2" text:outline-level="3"><text:span text:style-name="Strong_20_Emphasis"><text:span text:style-name="T3"/></text:span></text:h>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h text:style-name="P2" text:outline-level="3"><text:soft-page-break/><text:span text:style-name="Strong_20_Emphasis"><text:span text:style-name="T3">Day 1: Binary Tree Fundamentals &amp; Traversals</text:span></text:span></text:h>
      <text:p text:style-name="P3"><text:span text:style-name="Strong_20_Emphasis"><text:span text:style-name="T4">Practice Assignment</text:span></text:span><text:span text:style-name="T5"> (MIT 6.006)</text:span></text:p>
      <table:table table:name="Table1" table:style-name="Table1">
        <table:table-column table:style-name="Table1.A"/>
        <table:table-row>
          <table:table-cell table:style-name="Table1.A1" office:value-type="string">
            <text:p text:style-name="P4"><text:span text:style-name="T6">// Implement and test all traversals</text:span></text:p>
            <text:p text:style-name="P5"><text:span text:style-name="T7">class</text:span> <text:span text:style-name="T8">BinaryTree</text:span> <text:span text:style-name="T9">{</text:span></text:p>
            <text:p text:style-name="P6"><text:s text:c="4"/><text:span text:style-name="T10">// Implement: </text:span></text:p>
            <text:p text:style-name="P6"><text:s text:c="4"/><text:span text:style-name="T10">// 1. Pre-order traversal (root → left → right)</text:span></text:p>
            <text:p text:style-name="P6"><text:s text:c="4"/><text:span text:style-name="T10">// 2. In-order traversal (left → root → right) <text:s/></text:span></text:p>
            <text:p text:style-name="P6"><text:s text:c="4"/><text:span text:style-name="T10">// 3. Post-order traversal (left → right → root)</text:span></text:p>
            <text:p text:style-name="P6"><text:s text:c="4"/><text:span text:style-name="T10">// 4. Level-order traversal (BFS)</text:span></text:p>
            <text:p text:style-name="P5"><text:span text:style-name="T9">};</text:span></text:p>
            <text:p text:style-name="P7"/>
            <text:p text:style-name="P8">// Test with this tree:</text:p>
            <text:p text:style-name="P9">// <text:s text:c="7"/>A</text:p>
            <text:p text:style-name="P9">// <text:s text:c="5"/>/ <text:s text:c="2"/>\</text:p>
            <text:p text:style-name="P9">// <text:s text:c="4"/>B <text:s text:c="4"/>C</text:p>
            <text:p text:style-name="P9">// <text:s text:c="3"/>/ \ <text:s text:c="4"/>\</text:p>
            <text:p text:style-name="P10"><text:span text:style-name="T11">// <text:s text:c="2"/>D <text:s text:c="2"/>E <text:s text:c="4"/>F</text:span></text:p>
          </table:table-cell>
        </table:table-row>
      </table:table>
      <text:p text:style-name="P1">Implement a binary tree that supports four traversal methods: pre-order, in-order, post-order, and level-order. </text:p>
      <text:p text:style-name="P1">For each traversal, output the sequence of node values. Then, implement a function that reconstructs a binary tree given its pre-order and in-order traversals.</text:p>
      <text:p text:style-name="P3"><text:span text:style-name="Strong_20_Emphasis"><text:span text:style-name="T4">Specific Requirements:</text:span></text:span></text:p>
      <text:list text:style-name="L1">
        <text:list-item>
          <text:p text:style-name="P11">Pre-order: Root → Left → Right</text:p>
        </text:list-item>
        <text:list-item>
          <text:p text:style-name="P11">In-order: Left → Root → Right</text:p>
        </text:list-item>
        <text:list-item>
          <text:p text:style-name="P11">Post-order: Left → Right → Root</text:p>
        </text:list-item>
        <text:list-item>
          <text:p text:style-name="P11">Level-order: Breadth-first, level by level</text:p>
        </text:list-item>
        <text:list-item>
          <text:p text:style-name="P11">Reconstruction: Given pre-order [A,B,D,E,C,F] and in-order [D,B,E,A,C,F], rebuild the tree</text:p>
        </text:list-item>
      </text:list>
      <text:p text:style-name="P1"/>
      <text:h text:style-name="Heading_20_3" text:outline-level="3"><text:soft-page-break/><text:span text:style-name="Strong_20_Emphasis"><text:span text:style-name="T12">Day 2: Binary Search Tree Operations</text:span></text:span></text:h>
      <text:p text:style-name="P12"><text:span text:style-name="Strong_20_Emphasis"><text:span text:style-name="T13">Practice Assignment</text:span></text:span><text:span text:style-name="T14"> (Stanford CS106B)</text:span></text:p>
      <table:table table:name="Table2" table:style-name="Table2">
        <table:table-column table:style-name="Table2.A"/>
        <table:table-row>
          <table:table-cell table:style-name="Table2.A1" office:value-type="string">
            <text:p text:style-name="P13"><text:span text:style-name="T7">class</text:span> <text:span text:style-name="T8">BST</text:span> <text:span text:style-name="T9">{</text:span></text:p>
            <text:p text:style-name="P14"><text:s text:c="4"/><text:span text:style-name="T10">// Implement:</text:span></text:p>
            <text:p text:style-name="P14"><text:s text:c="4"/><text:span text:style-name="T10">// 1. Insertion (maintain BST property)</text:span></text:p>
            <text:p text:style-name="P14"><text:s text:c="4"/><text:span text:style-name="T10">// 2. Search (recursive &amp; iterative)</text:span></text:p>
            <text:p text:style-name="P14"><text:s text:c="4"/><text:span text:style-name="T10">// 3. Deletion (3 cases: no child, one child, two children)</text:span></text:p>
            <text:p text:style-name="P14"><text:s text:c="4"/><text:span text:style-name="T10">// 4. Find minimum/maximum</text:span></text:p>
            <text:p text:style-name="P13"><text:span text:style-name="T9">};</text:span></text:p>
            <text:p text:style-name="P15"/>
            <text:p text:style-name="P9">// Test sequence:</text:p>
            <text:p text:style-name="P9">// Insert: 50, 30, 70, 20, 40, 60, 80</text:p>
            <text:p text:style-name="P9">// Delete: 20 (no child), 30 (one child), 50 (two children)</text:p>
            <text:p text:style-name="Table_20_Contents"/>
          </table:table-cell>
        </table:table-row>
      </table:table>
      <text:p text:style-name="Standard"/>
      <text:p text:style-name="P16">Implement a binary search tree class that maintains the BST property where for any node, all values in its left subtree are less than the node's value, and all values in its right subtree are greater. Your implementation must include:</text:p>
      <text:list text:style-name="L2">
        <text:list-item>
          <text:p text:style-name="P17"><text:span text:style-name="Source_20_Text"><text:span text:style-name="T15">insert(value)</text:span></text:span><text:span text:style-name="T14"> - insert a new value while maintaining BST property</text:span></text:p>
        </text:list-item>
        <text:list-item>
          <text:p text:style-name="P17"><text:span text:style-name="Source_20_Text"><text:span text:style-name="T15">contains(value)</text:span></text:span><text:span text:style-name="T14"> - return whether value exists in tree</text:span></text:p>
        </text:list-item>
        <text:list-item>
          <text:p text:style-name="P18"><text:span text:style-name="Source_20_Text"><text:span text:style-name="T15">remove(value)</text:span></text:span><text:span text:style-name="T14"> - remove value, handling three cases:</text:span></text:p>
          <text:list>
            <text:list-item>
              <text:p text:style-name="P19">Node with no children</text:p>
            </text:list-item>
            <text:list-item>
              <text:p text:style-name="P19">Node with one child</text:p>
            </text:list-item>
            <text:list-item>
              <text:p text:style-name="P19">Node with two children (replace with inorder successor)</text:p>
            </text:list-item>
          </text:list>
        </text:list-item>
        <text:list-item>
          <text:p text:style-name="P17"><text:span text:style-name="Source_20_Text"><text:span text:style-name="T15">findMin()</text:span></text:span><text:span text:style-name="T14"> and </text:span><text:span text:style-name="Source_20_Text"><text:span text:style-name="T15">findMax()</text:span></text:span><text:span text:style-name="T14"> - return minimum and maximum values</text:span></text:p>
        </text:list-item>
      </text:list>
      <text:p text:style-name="P20">Test your implementation by building this tree and performing the specified removals.</text:p>
      <text:p text:style-name="P21"/>
      <text:p text:style-name="P21"/>
      <text:p text:style-name="P21"/>
      <text:p text:style-name="P21"/>
      <text:p text:style-name="P21"/>
      <text:p text:style-name="P21"/>
      <text:p text:style-name="P21"/>
      <text:h text:style-name="P22" text:outline-level="3"><text:soft-page-break/><text:span text:style-name="Strong_20_Emphasis"><text:span text:style-name="T12"/></text:span></text:h>
      <text:h text:style-name="P22" text:outline-level="3"><text:span text:style-name="Strong_20_Emphasis"><text:span text:style-name="T12">Day 3: BST Analysis &amp; Applications</text:span></text:span></text:h>
      <text:p text:style-name="P23"><text:span text:style-name="Strong_20_Emphasis"><text:span text:style-name="T13">Practice Assignment</text:span></text:span><text:span text:style-name="T14"> (Princeton COS226)</text:span></text:p>
      <table:table table:name="Table3" table:style-name="Table3">
        <table:table-column table:style-name="Table3.A"/>
        <table:table-row>
          <table:table-cell table:style-name="Table3.A1" office:value-type="string">
            <text:p text:style-name="P9">// Implement analytical functions:</text:p>
            <text:p text:style-name="P13"><text:span text:style-name="T7">class</text:span> <text:span text:style-name="T8">BSTAnalyzer</text:span> <text:span text:style-name="T9">{</text:span></text:p>
            <text:p text:style-name="P14"><text:s text:c="4"/><text:span text:style-name="T10">// 1. Count nodes</text:span></text:p>
            <text:p text:style-name="P14"><text:s text:c="4"/><text:span text:style-name="T10">// 2. Calculate height</text:span></text:p>
            <text:p text:style-name="P14"><text:s text:c="4"/><text:span text:style-name="T10">// 3. Check if tree is balanced</text:span></text:p>
            <text:p text:style-name="P14"><text:s text:c="4"/><text:span text:style-name="T10">// 4. Find k-th smallest element</text:span></text:p>
            <text:p text:style-name="P14"><text:s text:c="4"/><text:span text:style-name="T10">// 5. Validate BST property</text:span></text:p>
            <text:p text:style-name="P13"><text:span text:style-name="T9">};</text:span></text:p>
            <text:p text:style-name="P15"/>
            <text:p text:style-name="P9">// Test with unbalanced and balanced trees</text:p>
            <text:p text:style-name="Table_20_Contents"/>
          </table:table-cell>
        </table:table-row>
      </table:table>
      <text:p text:style-name="P21"/>
      <text:p text:style-name="P16">Write functions to analyze binary trees:</text:p>
      <text:list text:style-name="L3">
        <text:list-item>
          <text:p text:style-name="P24"><text:span text:style-name="Source_20_Text"><text:span text:style-name="T15">size()</text:span></text:span><text:span text:style-name="T14"> - count number of nodes</text:span></text:p>
        </text:list-item>
        <text:list-item>
          <text:p text:style-name="P24"><text:span text:style-name="Source_20_Text"><text:span text:style-name="T15">height()</text:span></text:span><text:span text:style-name="T14"> - compute height (empty tree = -1, single node = 0)</text:span></text:p>
        </text:list-item>
        <text:list-item>
          <text:p text:style-name="P24"><text:span text:style-name="Source_20_Text"><text:span text:style-name="T15">isBalanced()</text:span></text:span><text:span text:style-name="T14"> - check if for every node, the height difference between left and right subtrees is at most 1</text:span></text:p>
        </text:list-item>
        <text:list-item>
          <text:p text:style-name="P24"><text:span text:style-name="Source_20_Text"><text:span text:style-name="T15">kthSmallest(k)</text:span></text:span><text:span text:style-name="T14"> - find the k-th smallest element (1-indexed)</text:span></text:p>
        </text:list-item>
        <text:list-item>
          <text:p text:style-name="P24"><text:span text:style-name="Source_20_Text"><text:span text:style-name="T15">isValidBST()</text:span></text:span><text:span text:style-name="T14"> - verify the binary search tree property holds throughout the tree</text:span></text:p>
        </text:list-item>
      </text:list>
      <text:p text:style-name="P20">Analyze the time complexity of each operation and provide examples where trees are valid/invalid BSTs.</text:p>
      <text:p text:style-name="P20"/>
      <text:h text:style-name="P25" text:outline-level="3"><text:span text:style-name="Strong_20_Emphasis"><text:span text:style-name="T3"/></text:span></text:h>
      <text:p text:style-name="P20"><text:span text:style-name="Strong_20_Emphasis"><text:span text:style-name="T3"/></text:span></text:p>
      <text:h text:style-name="P25" text:outline-level="3"><text:soft-page-break/><text:span text:style-name="Strong_20_Emphasis"><text:span text:style-name="T3">Day 4: AVL Tree Rotations</text:span></text:span></text:h>
      <text:p text:style-name="P26"><text:span text:style-name="Strong_20_Emphasis"><text:span text:style-name="T4">Practice Assignment</text:span></text:span><text:span text:style-name="T5"> (UC Berkeley CS61B)</text:span></text:p>
      <table:table table:name="Table4" table:style-name="Table4">
        <table:table-column table:style-name="Table4.A"/>
        <table:table-row>
          <table:table-cell table:style-name="Table4.A1" office:value-type="string">
            <text:p text:style-name="P27"><text:span text:style-name="T7">class</text:span> <text:span text:style-name="T8">AVLTree</text:span> <text:span text:style-name="T9">{</text:span></text:p>
            <text:p text:style-name="P28"><text:s text:c="4"/><text:span text:style-name="T10">// Implement single rotations:</text:span></text:p>
            <text:p text:style-name="P28"><text:s text:c="4"/><text:span text:style-name="T10">// 1. Left rotation (LL case)</text:span></text:p>
            <text:p text:style-name="P28"><text:s text:c="4"/><text:span text:style-name="T10">// 2. Right rotation (RR case)</text:span></text:p>
            <text:p text:style-name="P28"><text:s text:c="4"/></text:p>
            <text:p text:style-name="P28"><text:s text:c="4"/><text:span text:style-name="T10">// Test cases:</text:span></text:p>
            <text:p text:style-name="P28"><text:s text:c="4"/><text:span text:style-name="T10">// Insert: 10, 20, 30 (needs left rotation)</text:span></text:p>
            <text:p text:style-name="P28"><text:s text:c="4"/><text:span text:style-name="T10">// Insert: 30, 20, 10 (needs right rotation)</text:span></text:p>
            <text:p text:style-name="P13"><text:span text:style-name="T9">};</text:span></text:p>
            <text:p text:style-name="P29"/>
          </table:table-cell>
        </table:table-row>
      </table:table>
      <text:p text:style-name="P20">Implement an AVL tree with single rotation balancing. An AVL tree maintains the invariant that for every node, the heights of its left and right subtrees differ by at most 1. Implement:</text:p>
      <text:list text:style-name="L4">
        <text:list-item>
          <text:p text:style-name="P30">Left rotation (LL case): When a node becomes unbalanced due to insertion in the left subtree of its left child</text:p>
        </text:list-item>
        <text:list-item>
          <text:p text:style-name="P30">Right rotation (RR case): When a node becomes unbalanced due to insertion in the right subtree of its right child</text:p>
        </text:list-item>
      </text:list>
      <text:p text:style-name="P20">Test with these insertion sequences and verify balance factors:</text:p>
      <text:list text:style-name="L5">
        <text:list-item>
          <text:p text:style-name="P31">Sequence 1: 10, 20, 30 (requires left rotation)</text:p>
        </text:list-item>
        <text:list-item>
          <text:p text:style-name="P31">Sequence 2: 30, 20, 10 (requires right rotation)<text:line-break/>After each insertion, display the tree structure and balance factors.</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h text:style-name="P33" text:outline-level="3"><text:soft-page-break/><text:span text:style-name="Strong_20_Emphasis"><text:span text:style-name="T3">Day 5: AVL Double Rotations</text:span></text:span></text:h>
      <text:p text:style-name="P26"><text:span text:style-name="Strong_20_Emphasis"><text:span text:style-name="T4">Practice Assignment</text:span></text:span><text:span text:style-name="T5"> (CMU 15-121)</text:span></text:p>
      <table:table table:name="Table5" table:style-name="Table5">
        <table:table-column table:style-name="Table5.A"/>
        <table:table-row>
          <table:table-cell table:style-name="Table5.A1" office:value-type="string">
            <text:p text:style-name="P27"><text:span text:style-name="T7">class</text:span> <text:span text:style-name="T8">AVLTree</text:span> <text:span text:style-name="T9">{</text:span></text:p>
            <text:p text:style-name="P28"><text:s text:c="4"/><text:span text:style-name="T10">// Add double rotations:</text:span></text:p>
            <text:p text:style-name="P28"><text:s text:c="4"/><text:span text:style-name="T10">// 1. Left-Right rotation (LR case) <text:s/></text:span></text:p>
            <text:p text:style-name="P28"><text:s text:c="4"/><text:span text:style-name="T10">// 2. Right-Left rotation (RL case)</text:span></text:p>
            <text:p text:style-name="P28"><text:s text:c="4"/></text:p>
            <text:p text:style-name="P28"><text:s text:c="4"/><text:span text:style-name="T10">// Test cases:</text:span></text:p>
            <text:p text:style-name="P28"><text:s text:c="4"/><text:span text:style-name="T10">// Insert: 10, 30, 20 (needs LR rotation)</text:span></text:p>
            <text:p text:style-name="P28"><text:s text:c="4"/><text:span text:style-name="T10">// Insert: 30, 10, 20 (needs RL rotation)</text:span></text:p>
            <text:p text:style-name="P13"><text:span text:style-name="T9">};</text:span></text:p>
            <text:p text:style-name="P29"/>
          </table:table-cell>
        </table:table-row>
      </table:table>
      <text:p text:style-name="P32"/>
      <text:p text:style-name="P32">Extend your AVL tree implementation to handle double rotations:</text:p>
      <text:list text:style-name="L6">
        <text:list-item>
          <text:p text:style-name="P34">Left-Right rotation (LR case): When a node becomes unbalanced due to insertion in the right subtree of its left child</text:p>
        </text:list-item>
        <text:list-item>
          <text:p text:style-name="P34">Right-Left rotation (RL case): When a node becomes unbalanced due to insertion in the left subtree of its right child</text:p>
        </text:list-item>
      </text:list>
      <text:p text:style-name="P20">Test cases:</text:p>
      <text:list text:style-name="L7">
        <text:list-item>
          <text:p text:style-name="P35">LR case: Insert 10, 30, 20 (insertion causes LR imbalance)</text:p>
        </text:list-item>
        <text:list-item>
          <text:p text:style-name="P35">RL case: Insert 30, 10, 20 (insertion causes RL imbalance)</text:p>
        </text:list-item>
      </text:list>
      <text:p text:style-name="P20">For each case, show the tree before rotation, identify the imbalance type, perform the appropriate rotation, and display the balanced tree.</text:p>
      <text:p text:style-name="P20"/>
      <text:p text:style-name="P20"/>
      <text:p text:style-name="P20"/>
      <text:p text:style-name="P20"/>
      <text:p text:style-name="P20"/>
      <text:h text:style-name="P25" text:outline-level="3"><text:soft-page-break/><text:span text:style-name="Strong_20_Emphasis"><text:span text:style-name="T3">Day 6: Complete AVL Implementation</text:span></text:span></text:h>
      <text:p text:style-name="P26"><text:span text:style-name="Strong_20_Emphasis"><text:span text:style-name="T4">Practice Assignment</text:span></text:span><text:span text:style-name="T5"> (Harvard CS124)</text:span></text:p>
      <table:table table:name="Table6" table:style-name="Table6">
        <table:table-column table:style-name="Table6.A"/>
        <table:table-row>
          <table:table-cell table:style-name="Table6.A1" office:value-type="string">
            <text:p text:style-name="P27"><text:span text:style-name="T7">class</text:span> <text:span text:style-name="T8">CompleteAVL</text:span> <text:span text:style-name="T9">{</text:span></text:p>
            <text:p text:style-name="P28"><text:s text:c="4"/><text:span text:style-name="T10">// Full AVL implementation:</text:span></text:p>
            <text:p text:style-name="P28"><text:s text:c="4"/><text:span text:style-name="T10">// 1. Insert with auto-balancing</text:span></text:p>
            <text:p text:style-name="P28"><text:s text:c="4"/><text:span text:style-name="T10">// 2. Delete with auto-balancing</text:span></text:p>
            <text:p text:style-name="P28"><text:s text:c="4"/><text:span text:style-name="T10">// 3. Balance factor tracking</text:span></text:p>
            <text:p text:style-name="P28"><text:s text:c="4"/><text:span text:style-name="T10">// 4. All rotation cases</text:span></text:p>
            <text:p text:style-name="P28"><text:s text:c="4"/></text:p>
            <text:p text:style-name="P28"><text:s text:c="4"/><text:span text:style-name="T10">// Stress test: Insert sorted sequence</text:span></text:p>
            <text:p text:style-name="P28"><text:s text:c="4"/><text:span text:style-name="T10">// [1,2,3,4,5,6,7] - should remain balanced</text:span></text:p>
            <text:p text:style-name="P36"><text:span text:style-name="T16">};</text:span></text:p>
          </table:table-cell>
        </table:table-row>
      </table:table>
      <text:p text:style-name="P20">Implement a complete AVL tree supporting both insertion and deletion with automatic rebalancing. Your implementation must:</text:p>
      <text:list text:style-name="L8">
        <text:list-item>
          <text:p text:style-name="P37">Maintain balance factor (-1, 0, or 1) for every node</text:p>
        </text:list-item>
        <text:list-item>
          <text:p text:style-name="P37">Handle all four rotation cases during insertion: LL, RR, LR, RL</text:p>
        </text:list-item>
        <text:list-item>
          <text:p text:style-name="P37">Handle rebalancing after deletion, which may require multiple rotations up the tree</text:p>
        </text:list-item>
        <text:list-item>
          <text:p text:style-name="P38">Support the following operations:</text:p>
          <text:list>
            <text:list-item>
              <text:p text:style-name="P39"><text:span text:style-name="Source_20_Text"><text:span text:style-name="T17">insert(value)</text:span></text:span></text:p>
            </text:list-item>
            <text:list-item>
              <text:p text:style-name="P39"><text:span text:style-name="Source_20_Text"><text:span text:style-name="T17">delete(value)</text:span></text:span></text:p>
            </text:list-item>
            <text:list-item>
              <text:p text:style-name="P39"><text:span text:style-name="Source_20_Text"><text:span text:style-name="T17">search(value)</text:span></text:span></text:p>
            </text:list-item>
            <text:list-item>
              <text:p text:style-name="P39"><text:span text:style-name="Source_20_Text"><text:span text:style-name="T17">getHeight()</text:span></text:span></text:p>
            </text:list-item>
          </text:list>
        </text:list-item>
      </text:list>
      <text:p text:style-name="P20">Stress test by inserting sorted sequence [1,2,3,4,5,6,7] and verify the tree remains balanced (height = 2). Then delete the root and verify the tree rebalances correctly.</text:p>
      <text:p text:style-name="P20"/>
      <text:p text:style-name="P20"/>
      <text:p text:style-name="P20"/>
      <text:p text:style-name="P20"/>
      <text:h text:style-name="P40" text:outline-level="2"><text:soft-page-break/><text:span text:style-name="Strong_20_Emphasis"><text:span text:style-name="T18">Day 7: File System Indexing System</text:span></text:span></text:h>
      <text:p text:style-name="P41"><text:span text:style-name="Strong_20_Emphasis"><text:span text:style-name="T4">MIT 6.006 - Advanced Data Structures Application</text:span></text:span></text:p>
      <text:h text:style-name="P42" text:outline-level="3"><text:span text:style-name="Strong_20_Emphasis"><text:span text:style-name="T19">Project Question</text:span></text:span></text:h>
      <text:p text:style-name="P41"><text:span text:style-name="Strong_20_Emphasis"><text:span text:style-name="T4">Background:</text:span></text:span><text:span text:style-name="T5"><text:line-break/>Modern file systems use balanced search trees to maintain directory indexes for efficient file operations. Your task is to implement a file system indexing system using AVL trees that can quickly answer complex queries about files.</text:span></text:p>
      <text:p text:style-name="P41"><text:span text:style-name="Strong_20_Emphasis"><text:span text:style-name="T4">Requirements:</text:span></text:span></text:p>
      <text:p text:style-name="P43"><text:span text:style-name="T5">Implement a </text:span><text:span text:style-name="Source_20_Text"><text:span text:style-name="T17">FileSystemIndex</text:span></text:span><text:span text:style-name="T5"> class that uses an AVL tree to maintain file metadata and supports the following operations:</text:span></text:p>
      <text:list text:style-name="L9">
        <text:list-item>
          <text:p text:style-name="P44"><text:span text:style-name="Strong_20_Emphasis"><text:span text:style-name="Source_20_Text"><text:span text:style-name="T17">void addFile(string filename, int size, string extension)</text:span></text:span></text:span></text:p>
          <text:list>
            <text:list-item>
              <text:p text:style-name="P45">Adds a file to the index with its metadata</text:p>
            </text:list-item>
            <text:list-item>
              <text:p text:style-name="P45">Filename is the key for the AVL tree</text:p>
            </text:list-item>
            <text:list-item>
              <text:p text:style-name="P45">If filename already exists, update the metadata</text:p>
            </text:list-item>
            <text:list-item>
              <text:p text:style-name="P46"><text:span text:style-name="Emphasis"><text:span text:style-name="T5">Hint: Modify your AVL insert to handle key-value pairs</text:span></text:span></text:p>
            </text:list-item>
          </text:list>
        </text:list-item>
        <text:list-item>
          <text:p text:style-name="P44"><text:span text:style-name="Strong_20_Emphasis"><text:span text:style-name="Source_20_Text"><text:span text:style-name="T17">bool removeFile(string filename)</text:span></text:span></text:span></text:p>
          <text:list>
            <text:list-item>
              <text:p text:style-name="P45">Removes a file from the index</text:p>
            </text:list-item>
            <text:list-item>
              <text:p text:style-name="P45">Returns true if file was found and removed, false otherwise</text:p>
            </text:list-item>
            <text:list-item>
              <text:p text:style-name="P46"><text:span text:style-name="Emphasis"><text:span text:style-name="T5">Hint: Use AVL deletion with rebalancing</text:span></text:span></text:p>
            </text:list-item>
          </text:list>
        </text:list-item>
        <text:list-item>
          <text:p text:style-name="P44"><text:span text:style-name="Strong_20_Emphasis"><text:span text:style-name="Source_20_Text"><text:span text:style-name="T17">FileMetadata* findFile(string filename)</text:span></text:span></text:span></text:p>
          <text:list>
            <text:list-item>
              <text:p text:style-name="P45">Returns pointer to file metadata if found, nullptr otherwise</text:p>
            </text:list-item>
            <text:list-item>
              <text:p text:style-name="P46"><text:span text:style-name="Emphasis"><text:span text:style-name="T5">Hint: Standard BST search - O(h) time</text:span></text:span></text:p>
            </text:list-item>
          </text:list>
        </text:list-item>
        <text:list-item>
          <text:p text:style-name="P44"><text:span text:style-name="Strong_20_Emphasis"><text:span text:style-name="Source_20_Text"><text:span text:style-name="T17">vector&lt;string&gt; listFilesBySize(int minSize, int maxSize)</text:span></text:span></text:span></text:p>
          <text:list>
            <text:list-item>
              <text:p text:style-name="P45">Returns all filenames where file size is between minSize and maxSize (inclusive)</text:p>
            </text:list-item>
            <text:list-item>
              <text:p text:style-name="P45">Must be more efficient than scanning all files</text:p>
            </text:list-item>
            <text:list-item>
              <text:p text:style-name="P46"><text:span text:style-name="Emphasis"><text:span text:style-name="T5">Hint: In-order traversal with range checking on file size</text:span></text:span></text:p>
            </text:list-item>
          </text:list>
        </text:list-item>
        <text:list-item>
          <text:p text:style-name="P44"><text:span text:style-name="Strong_20_Emphasis"><text:span text:style-name="Source_20_Text"><text:span text:style-name="T17">vector&lt;string&gt; findFilesByExtension(string extension)</text:span></text:span></text:span></text:p>
          <text:list>
            <text:list-item>
              <text:p text:style-name="P45"><text:soft-page-break/>Returns all filenames with the given extension</text:p>
            </text:list-item>
            <text:list-item>
              <text:p text:style-name="P45">Extension comparison should be case-insensitive</text:p>
            </text:list-item>
            <text:list-item>
              <text:p text:style-name="P46"><text:span text:style-name="Emphasis"><text:span text:style-name="T5">Hint: Traverse and filter by extension using string comparison</text:span></text:span></text:p>
            </text:list-item>
          </text:list>
        </text:list-item>
        <text:list-item>
          <text:p text:style-name="P44"><text:span text:style-name="Strong_20_Emphasis"><text:span text:style-name="Source_20_Text"><text:span text:style-name="T17">vector&lt;string&gt; findLargestFiles(int count)</text:span></text:span></text:span></text:p>
          <text:list>
            <text:list-item>
              <text:p text:style-name="P45">Returns the names of the 'count' largest files by size</text:p>
            </text:list-item>
            <text:list-item>
              <text:p text:style-name="P45">If fewer than 'count' files exist, return all files sorted by size</text:p>
            </text:list-item>
            <text:list-item>
              <text:p text:style-name="P46"><text:span text:style-name="Emphasis"><text:span text:style-name="T5">Hint: Store files in vector and sort by size, or use priority queue</text:span></text:span></text:p>
            </text:list-item>
          </text:list>
        </text:list-item>
        <text:list-item>
          <text:p text:style-name="P44"><text:span text:style-name="Strong_20_Emphasis"><text:span text:style-name="Source_20_Text"><text:span text:style-name="T17">void displaySortedIndex()</text:span></text:span></text:span></text:p>
          <text:list>
            <text:list-item>
              <text:p text:style-name="P45">Displays all files in alphabetical order by filename</text:p>
            </text:list-item>
            <text:list-item>
              <text:p text:style-name="P45">Format: "filename (size KB) [extension]"</text:p>
            </text:list-item>
            <text:list-item>
              <text:p text:style-name="P46"><text:span text:style-name="Emphasis"><text:span text:style-name="T5">Hint: In-order traversal naturally gives sorted order</text:span></text:span></text:p>
            </text:list-item>
          </text:list>
        </text:list-item>
      </text:list>
      <text:p text:style-name="P41"><text:span text:style-name="Strong_20_Emphasis"><text:span text:style-name="T4">Data Structures:</text:span></text:span></text:p>
      <table:table table:name="Table7" table:style-name="Table7">
        <table:table-column table:style-name="Table7.A"/>
        <table:table-row>
          <table:table-cell table:style-name="Table7.A1" office:value-type="string">
            <text:p text:style-name="P27"><text:span text:style-name="T7">struct</text:span> <text:span text:style-name="T8">FileMetadata</text:span> <text:span text:style-name="T9">{</text:span></text:p>
            <text:p text:style-name="P47"><text:s text:c="4"/><text:span text:style-name="T20">string filename</text:span><text:span text:style-name="T21">;</text:span></text:p>
            <text:p text:style-name="P47"><text:s text:c="4"/><text:span text:style-name="T22">int</text:span><text:span text:style-name="T20"> size</text:span><text:span text:style-name="T21">;</text:span><text:span text:style-name="T20"> <text:s text:c="10"/></text:span><text:span text:style-name="T10">// File size in KB</text:span></text:p>
            <text:p text:style-name="P47"><text:s text:c="4"/><text:span text:style-name="T20">string extension</text:span><text:span text:style-name="T21">;</text:span><text:span text:style-name="T20"> <text:s text:c="2"/></text:span><text:span text:style-name="T10">// File extension (.txt, .cpp, etc.)</text:span></text:p>
            <text:p text:style-name="P13"><text:span text:style-name="T9">};</text:span></text:p>
            <text:p text:style-name="P48"/>
            <text:p text:style-name="P9">// AVL Node should store both key and value</text:p>
            <text:p text:style-name="P13"><text:span text:style-name="T7">template</text:span><text:span text:style-name="T23">&lt;</text:span><text:span text:style-name="T7">typename</text:span> <text:span text:style-name="T8">K</text:span><text:span text:style-name="T9">,</text:span> <text:span text:style-name="T7">typename</text:span> <text:span text:style-name="T8">V</text:span><text:span text:style-name="T23">&gt;</text:span></text:p>
            <text:p text:style-name="P13"><text:span text:style-name="T7">struct</text:span> <text:span text:style-name="T8">AVLNode</text:span> <text:span text:style-name="T9">{</text:span></text:p>
            <text:p text:style-name="P47"><text:s text:c="4"/><text:span text:style-name="T20">K key</text:span><text:span text:style-name="T21">;</text:span></text:p>
            <text:p text:style-name="P47"><text:s text:c="4"/><text:span text:style-name="T20">V value</text:span><text:span text:style-name="T21">;</text:span></text:p>
            <text:p text:style-name="P47"><text:s text:c="4"/><text:span text:style-name="T20">AVLNode</text:span><text:span text:style-name="T24">*</text:span><text:span text:style-name="T20"> left</text:span><text:span text:style-name="T21">;</text:span></text:p>
            <text:p text:style-name="P47"><text:s text:c="4"/><text:span text:style-name="T20">AVLNode</text:span><text:span text:style-name="T24">*</text:span><text:span text:style-name="T20"> right</text:span><text:span text:style-name="T21">;</text:span></text:p>
            <text:p text:style-name="P47"><text:s text:c="4"/><text:span text:style-name="T22">int</text:span><text:span text:style-name="T20"> height</text:span><text:span text:style-name="T21">;</text:span></text:p>
            <text:p text:style-name="P36"><text:span text:style-name="T16">};</text:span></text:p>
          </table:table-cell>
        </table:table-row>
      </table:table>
      <text:p text:style-name="P49"><text:span text:style-name="Strong_20_Emphasis"><text:span text:style-name="T4">Performance Analysis:</text:span></text:span><text:span text:style-name="T5"><text:line-break/>After implementing all operations:</text:span></text:p>
      <text:list text:style-name="L10">
        <text:list-item>
          <text:p text:style-name="P50">Insert 100 files with randomized names, sizes (1-5000 KB), and extensions (.txt, .cpp, .pdf, .jpg)</text:p>
        </text:list-item>
        <text:list-item>
          <text:p text:style-name="P50">Compare the heights of your AVL tree vs the unbalanced BST</text:p>
        </text:list-item>
        <text:list-item>
          <text:p text:style-name="P50">Perform 50 random file lookups and measure the relative efficiency</text:p>
        </text:list-item>
        <text:list-item>
          <text:p text:style-name="P50"><text:soft-page-break/>Answer: Why does the AVL tree maintain consistent performance while the BST may degrade?</text:p>
        </text:list-item>
      </text:list>
      <text:p text:style-name="P41"><text:span text:style-name="Strong_20_Emphasis"><text:span text:style-name="T4">Test Cases:</text:span></text:span></text:p>
      <table:table table:name="Table8" table:style-name="Table8">
        <table:table-column table:style-name="Table8.A"/>
        <table:table-row>
          <table:table-cell table:style-name="Table8.A1" office:value-type="string">
            <text:p text:style-name="P51">// Test your implementation with this sequence:</text:p>
            <text:p text:style-name="P13">index<text:span text:style-name="T9">.</text:span><text:span text:style-name="T23">addFile</text:span><text:span text:style-name="T9">(</text:span><text:span text:style-name="T25">"document.pdf"</text:span><text:span text:style-name="T9">,</text:span> <text:span text:style-name="T8">2048</text:span><text:span text:style-name="T9">,</text:span> <text:span text:style-name="T25">".pdf"</text:span><text:span text:style-name="T9">);</text:span></text:p>
            <text:p text:style-name="P13">index<text:span text:style-name="T9">.</text:span><text:span text:style-name="T23">addFile</text:span><text:span text:style-name="T9">(</text:span><text:span text:style-name="T25">"photo.jpg"</text:span><text:span text:style-name="T9">,</text:span> <text:span text:style-name="T8">1536</text:span><text:span text:style-name="T9">,</text:span> <text:span text:style-name="T25">".jpg"</text:span><text:span text:style-name="T9">);</text:span></text:p>
            <text:p text:style-name="P13">index<text:span text:style-name="T9">.</text:span><text:span text:style-name="T23">addFile</text:span><text:span text:style-name="T9">(</text:span><text:span text:style-name="T25">"main.cpp"</text:span><text:span text:style-name="T9">,</text:span> <text:span text:style-name="T8">256</text:span><text:span text:style-name="T9">,</text:span> <text:span text:style-name="T25">".cpp"</text:span><text:span text:style-name="T9">);</text:span></text:p>
            <text:p text:style-name="P13">index<text:span text:style-name="T9">.</text:span><text:span text:style-name="T23">addFile</text:span><text:span text:style-name="T9">(</text:span><text:span text:style-name="T25">"data.csv"</text:span><text:span text:style-name="T9">,</text:span> <text:span text:style-name="T8">512</text:span><text:span text:style-name="T9">,</text:span> <text:span text:style-name="T25">".csv"</text:span><text:span text:style-name="T9">);</text:span></text:p>
            <text:p text:style-name="P13">index<text:span text:style-name="T9">.</text:span><text:span text:style-name="T23">addFile</text:span><text:span text:style-name="T9">(</text:span><text:span text:style-name="T25">"report.txt"</text:span><text:span text:style-name="T9">,</text:span> <text:span text:style-name="T8">1024</text:span><text:span text:style-name="T9">,</text:span> <text:span text:style-name="T25">".txt"</text:span><text:span text:style-name="T9">);</text:span></text:p>
            <text:p text:style-name="P48"/>
            <text:p text:style-name="P9">// Verify these queries:</text:p>
            <text:p text:style-name="P13">vector<text:span text:style-name="T23">&lt;</text:span>string<text:span text:style-name="T23">&gt;</text:span> mediumFiles <text:span text:style-name="T23">=</text:span> index<text:span text:style-name="T9">.</text:span><text:span text:style-name="T23">listFilesBySize</text:span><text:span text:style-name="T9">(</text:span><text:span text:style-name="T8">500</text:span><text:span text:style-name="T9">,</text:span> <text:span text:style-name="T8">1500</text:span><text:span text:style-name="T9">);</text:span></text:p>
            <text:p text:style-name="P9">// Should return: data.csv, report.txt</text:p>
            <text:p text:style-name="P48"/>
            <text:p text:style-name="P13">vector<text:span text:style-name="T23">&lt;</text:span>string<text:span text:style-name="T23">&gt;</text:span> cppFiles <text:span text:style-name="T23">=</text:span> index<text:span text:style-name="T9">.</text:span><text:span text:style-name="T23">findFilesByExtension</text:span><text:span text:style-name="T9">(</text:span><text:span text:style-name="T25">".cpp"</text:span><text:span text:style-name="T9">);</text:span></text:p>
            <text:p text:style-name="P9">// Should return: main.cpp</text:p>
            <text:p text:style-name="P48"/>
            <text:p text:style-name="P13">vector<text:span text:style-name="T23">&lt;</text:span>string<text:span text:style-name="T23">&gt;</text:span> largest <text:span text:style-name="T23">=</text:span> index<text:span text:style-name="T9">.</text:span><text:span text:style-name="T23">findLargestFiles</text:span><text:span text:style-name="T9">(</text:span><text:span text:style-name="T8">2</text:span><text:span text:style-name="T9">);</text:span></text:p>
            <text:p text:style-name="P36"><text:span text:style-name="T26">// Should return: document.pdf, photo.jpg</text:span></text:p>
          </table:table-cell>
        </table:table-row>
      </table:table>
      <text:p text:style-name="P49"><text:span text:style-name="Strong_20_Emphasis"><text:span text:style-name="T4">Implementation Notes:</text:span></text:span></text:p>
      <text:list text:style-name="L11">
        <text:list-item>
          <text:p text:style-name="P52">Modify your existing AVL tree to store key-value pairs instead of just keys</text:p>
        </text:list-item>
        <text:list-item>
          <text:p text:style-name="P52">For case-insensitive extension matching, convert both strings to lowercase</text:p>
        </text:list-item>
        <text:list-item>
          <text:p text:style-name="P52">Use recursive tree traversal with pruning for efficient range queries</text:p>
        </text:list-item>
        <text:list-item>
          <text:p text:style-name="P52">Maintain both AVL and BST to demonstrate the performance difference</text:p>
        </text:list-item>
      </text:list>
      <text:p text:style-name="P41"><text:span text:style-name="Strong_20_Emphasis"><text:span text:style-name="T4">Deliverables:</text:span></text:span></text:p>
      <text:list text:style-name="L12">
        <text:list-item>
          <text:p text:style-name="P53"><text:span text:style-name="T5">Complete </text:span><text:span text:style-name="Source_20_Text"><text:span text:style-name="T17">FileSystemIndex</text:span></text:span><text:span text:style-name="T5"> class implementation</text:span></text:p>
        </text:list-item>
        <text:list-item>
          <text:p text:style-name="P54">Working AVL tree adapted for key-value storage</text:p>
        </text:list-item>
        <text:list-item>
          <text:p text:style-name="P54">Performance comparison between AVL and BST</text:p>
        </text:list-item>
        <text:list-item>
          <text:p text:style-name="P54">Brief analysis explaining height differences and performance implications</text:p>
        </text:list-item>
      </text:list>
      <text:p text:style-name="P49"><text:line-break/><text:span text:style-name="T27"/></text:p>
      <text:p text:style-name="P55"><text:soft-page-break/><text:line-break/></text:p>
      <text:p text:style-name="P20"/>
      <text:p text:style-name="P56"><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nlo" svg:font-family="Menlo, Monaco, Consolas, 'Cascadia Mono', 'Ubuntu Mono', 'DejaVu Sans Mono', 'Liberation Mono', 'JetBrains Mono', 'Fira Code', Cousine, 'Roboto Mono', 'Courier New', Courier, sans-serif, system-ui"/>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19:22:41.057731700</meta:creation-date>
    <dc:date>2025-11-30T19:45:47.410806200</dc:date>
    <meta:editing-duration>PT1M37S</meta:editing-duration>
    <meta:editing-cycles>1</meta:editing-cycles>
    <meta:document-statistic meta:table-count="8" meta:image-count="0" meta:object-count="0" meta:page-count="11" meta:paragraph-count="203" meta:word-count="1465" meta:character-count="9306" meta:non-whitespace-character-count="7873"/>
    <meta:generator>LibreOffice/25.2.7.2$Windows_X86_64 LibreOffice_project/5cbfd1ab6520636bb5f7b99185aa69bd7456825d</meta:generator>
  </office:meta>
</office:document-meta>
</file>